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2" table:default-cell-style-name="ce2"/>
        <table:table-row table:style-name="ro1">
          <table:table-cell table:style-name="Default"/>
          <table:table-cell table:style-name="ce1" office:value-type="string" calcext:value-type="string">
            <text:p>round_epochs</text:p>
          </table:table-cell>
          <table:table-cell table:style-name="ce1" office:value-type="string" calcext:value-type="string">
            <text:p>val_loss</text:p>
          </table:table-cell>
          <table:table-cell table:style-name="ce1" office:value-type="string" calcext:value-type="string">
            <text:p>val_mean_squared_error</text:p>
          </table:table-cell>
          <table:table-cell table:style-name="ce1" office:value-type="string" calcext:value-type="string">
            <text:p>val_custom_metric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mean_squared_error</text:p>
          </table:table-cell>
          <table:table-cell table:style-name="ce1" office:value-type="string" calcext:value-type="string">
            <text:p>custom_metric</text:p>
          </table:table-cell>
          <table:table-cell table:style-name="ce1" office:value-type="string" calcext:value-type="string">
            <text:p>batch_size</text:p>
          </table:table-cell>
          <table:table-cell table:style-name="ce1" office:value-type="string" calcext:value-type="string">
            <text:p>district_neuron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losses</text:p>
          </table:table-cell>
          <table:table-cell table:style-name="ce1" office:value-type="string" calcext:value-type="string">
            <text:p>optimizer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.213785" calcext:value-type="float">
            <text:p>0.213785</text:p>
          </table:table-cell>
          <table:table-cell office:value-type="float" office:value="0.062354" calcext:value-type="float">
            <text:p>0.062354</text:p>
          </table:table-cell>
          <table:table-cell office:value-type="float" office:value="-0.062354" calcext:value-type="float">
            <text:p>-0.062354</text:p>
          </table:table-cell>
          <table:table-cell office:value-type="float" office:value="0.294105" calcext:value-type="float">
            <text:p>0.294105</text:p>
          </table:table-cell>
          <table:table-cell office:value-type="float" office:value="0.052085" calcext:value-type="float">
            <text:p>0.052085</text:p>
          </table:table-cell>
          <table:table-cell office:value-type="float" office:value="-0.052085" calcext:value-type="float">
            <text:p>-0.05208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Nadam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309721" calcext:value-type="float">
            <text:p>0.309721</text:p>
          </table:table-cell>
          <table:table-cell office:value-type="float" office:value="0.065605" calcext:value-type="float">
            <text:p>0.065605</text:p>
          </table:table-cell>
          <table:table-cell office:value-type="float" office:value="-0.065605" calcext:value-type="float">
            <text:p>-0.065605</text:p>
          </table:table-cell>
          <table:table-cell office:value-type="float" office:value="0.416763" calcext:value-type="float">
            <text:p>0.416763</text:p>
          </table:table-cell>
          <table:table-cell office:value-type="float" office:value="0.046893" calcext:value-type="float">
            <text:p>0.046893</text:p>
          </table:table-cell>
          <table:table-cell office:value-type="float" office:value="-0.046893" calcext:value-type="float">
            <text:p>-0.04689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sgd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0.176634" calcext:value-type="float">
            <text:p>0.176634</text:p>
          </table:table-cell>
          <table:table-cell office:value-type="float" office:value="0.065986" calcext:value-type="float">
            <text:p>0.065986</text:p>
          </table:table-cell>
          <table:table-cell office:value-type="float" office:value="-0.065986" calcext:value-type="float">
            <text:p>-0.065986</text:p>
          </table:table-cell>
          <table:table-cell office:value-type="float" office:value="0.459868" calcext:value-type="float">
            <text:p>0.459868</text:p>
          </table:table-cell>
          <table:table-cell office:value-type="float" office:value="0.09437" calcext:value-type="float">
            <text:p>0.09437</text:p>
          </table:table-cell>
          <table:table-cell office:value-type="float" office:value="-0.09437" calcext:value-type="float">
            <text:p>-0.0943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sgd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.18198" calcext:value-type="float">
            <text:p>0.18198</text:p>
          </table:table-cell>
          <table:table-cell office:value-type="float" office:value="0.067293" calcext:value-type="float">
            <text:p>0.067293</text:p>
          </table:table-cell>
          <table:table-cell office:value-type="float" office:value="-0.067293" calcext:value-type="float">
            <text:p>-0.067293</text:p>
          </table:table-cell>
          <table:table-cell office:value-type="float" office:value="0.459393" calcext:value-type="float">
            <text:p>0.459393</text:p>
          </table:table-cell>
          <table:table-cell office:value-type="float" office:value="0.070349" calcext:value-type="float">
            <text:p>0.070349</text:p>
          </table:table-cell>
          <table:table-cell office:value-type="float" office:value="-0.070349" calcext:value-type="float">
            <text:p>-0.07034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sgd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.068367" calcext:value-type="float">
            <text:p>0.068367</text:p>
          </table:table-cell>
          <table:table-cell office:value-type="float" office:value="-0.068367" calcext:value-type="float">
            <text:p>-0.068367</text:p>
          </table:table-cell>
          <table:table-cell table:number-columns-repeated="2" office:value-type="float" office:value="0.029022" calcext:value-type="float">
            <text:p>0.029022</text:p>
          </table:table-cell>
          <table:table-cell office:value-type="float" office:value="-0.029022" calcext:value-type="float">
            <text:p>-0.02902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sg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76009" calcext:value-type="float">
            <text:p>0.076009</text:p>
          </table:table-cell>
          <table:table-cell office:value-type="float" office:value="-0.076009" calcext:value-type="float">
            <text:p>-0.076009</text:p>
          </table:table-cell>
          <table:table-cell table:number-columns-repeated="2" office:value-type="float" office:value="0.038993" calcext:value-type="float">
            <text:p>0.038993</text:p>
          </table:table-cell>
          <table:table-cell office:value-type="float" office:value="-0.038993" calcext:value-type="float">
            <text:p>-0.03899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sgd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0.240024" calcext:value-type="float">
            <text:p>0.240024</text:p>
          </table:table-cell>
          <table:table-cell office:value-type="float" office:value="0.077063" calcext:value-type="float">
            <text:p>0.077063</text:p>
          </table:table-cell>
          <table:table-cell office:value-type="float" office:value="-0.077063" calcext:value-type="float">
            <text:p>-0.077063</text:p>
          </table:table-cell>
          <table:table-cell office:value-type="float" office:value="0.265226" calcext:value-type="float">
            <text:p>0.265226</text:p>
          </table:table-cell>
          <table:table-cell office:value-type="float" office:value="0.046952" calcext:value-type="float">
            <text:p>0.046952</text:p>
          </table:table-cell>
          <table:table-cell office:value-type="float" office:value="-0.046952" calcext:value-type="float">
            <text:p>-0.04695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Nadam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.308474" calcext:value-type="float">
            <text:p>0.308474</text:p>
          </table:table-cell>
          <table:table-cell office:value-type="float" office:value="0.080833" calcext:value-type="float">
            <text:p>0.080833</text:p>
          </table:table-cell>
          <table:table-cell office:value-type="float" office:value="-0.080833" calcext:value-type="float">
            <text:p>-0.080833</text:p>
          </table:table-cell>
          <table:table-cell office:value-type="float" office:value="0.536282" calcext:value-type="float">
            <text:p>0.536282</text:p>
          </table:table-cell>
          <table:table-cell office:value-type="float" office:value="0.080624" calcext:value-type="float">
            <text:p>0.080624</text:p>
          </table:table-cell>
          <table:table-cell office:value-type="float" office:value="-0.080624" calcext:value-type="float">
            <text:p>-0.0806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sg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1887" calcext:value-type="float">
            <text:p>0.1887</text:p>
          </table:table-cell>
          <table:table-cell office:value-type="float" office:value="0.081052" calcext:value-type="float">
            <text:p>0.081052</text:p>
          </table:table-cell>
          <table:table-cell office:value-type="float" office:value="-0.081052" calcext:value-type="float">
            <text:p>-0.081052</text:p>
          </table:table-cell>
          <table:table-cell office:value-type="float" office:value="0.467724" calcext:value-type="float">
            <text:p>0.467724</text:p>
          </table:table-cell>
          <table:table-cell office:value-type="float" office:value="0.067792" calcext:value-type="float">
            <text:p>0.067792</text:p>
          </table:table-cell>
          <table:table-cell office:value-type="float" office:value="-0.067792" calcext:value-type="float">
            <text:p>-0.067792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Nadam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0.170449" calcext:value-type="float">
            <text:p>0.170449</text:p>
          </table:table-cell>
          <table:table-cell office:value-type="float" office:value="0.081366" calcext:value-type="float">
            <text:p>0.081366</text:p>
          </table:table-cell>
          <table:table-cell office:value-type="float" office:value="-0.081366" calcext:value-type="float">
            <text:p>-0.081366</text:p>
          </table:table-cell>
          <table:table-cell office:value-type="float" office:value="0.144473" calcext:value-type="float">
            <text:p>0.144473</text:p>
          </table:table-cell>
          <table:table-cell office:value-type="float" office:value="0.040246" calcext:value-type="float">
            <text:p>0.040246</text:p>
          </table:table-cell>
          <table:table-cell office:value-type="float" office:value="-0.040246" calcext:value-type="float">
            <text:p>-0.040246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Nadam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81789" calcext:value-type="float">
            <text:p>0.081789</text:p>
          </table:table-cell>
          <table:table-cell office:value-type="float" office:value="-0.081789" calcext:value-type="float">
            <text:p>-0.081789</text:p>
          </table:table-cell>
          <table:table-cell table:number-columns-repeated="2" office:value-type="float" office:value="0.055993" calcext:value-type="float">
            <text:p>0.055993</text:p>
          </table:table-cell>
          <table:table-cell office:value-type="float" office:value="-0.055993" calcext:value-type="float">
            <text:p>-0.05599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Nadam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082374" calcext:value-type="float">
            <text:p>0.082374</text:p>
          </table:table-cell>
          <table:table-cell office:value-type="float" office:value="-0.082374" calcext:value-type="float">
            <text:p>-0.082374</text:p>
          </table:table-cell>
          <table:table-cell table:number-columns-repeated="2" office:value-type="float" office:value="0.036436" calcext:value-type="float">
            <text:p>0.036436</text:p>
          </table:table-cell>
          <table:table-cell office:value-type="float" office:value="-0.036436" calcext:value-type="float">
            <text:p>-0.03643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Nadam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0.113339" calcext:value-type="float">
            <text:p>0.113339</text:p>
          </table:table-cell>
          <table:table-cell office:value-type="float" office:value="0.082618" calcext:value-type="float">
            <text:p>0.082618</text:p>
          </table:table-cell>
          <table:table-cell office:value-type="float" office:value="-0.082618" calcext:value-type="float">
            <text:p>-0.082618</text:p>
          </table:table-cell>
          <table:table-cell office:value-type="float" office:value="0.141737" calcext:value-type="float">
            <text:p>0.141737</text:p>
          </table:table-cell>
          <table:table-cell office:value-type="float" office:value="0.07135" calcext:value-type="float">
            <text:p>0.07135</text:p>
          </table:table-cell>
          <table:table-cell office:value-type="float" office:value="-0.07135" calcext:value-type="float">
            <text:p>-0.0713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sgd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0.302684" calcext:value-type="float">
            <text:p>0.302684</text:p>
          </table:table-cell>
          <table:table-cell office:value-type="float" office:value="0.083167" calcext:value-type="float">
            <text:p>0.083167</text:p>
          </table:table-cell>
          <table:table-cell office:value-type="float" office:value="-0.083167" calcext:value-type="float">
            <text:p>-0.083167</text:p>
          </table:table-cell>
          <table:table-cell office:value-type="float" office:value="0.266931" calcext:value-type="float">
            <text:p>0.266931</text:p>
          </table:table-cell>
          <table:table-cell office:value-type="float" office:value="0.039651" calcext:value-type="float">
            <text:p>0.039651</text:p>
          </table:table-cell>
          <table:table-cell office:value-type="float" office:value="-0.039651" calcext:value-type="float">
            <text:p>-0.03965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Nadam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85038" calcext:value-type="float">
            <text:p>0.085038</text:p>
          </table:table-cell>
          <table:table-cell office:value-type="float" office:value="-0.085038" calcext:value-type="float">
            <text:p>-0.085038</text:p>
          </table:table-cell>
          <table:table-cell table:number-columns-repeated="2" office:value-type="float" office:value="0.021136" calcext:value-type="float">
            <text:p>0.021136</text:p>
          </table:table-cell>
          <table:table-cell office:value-type="float" office:value="-0.021136" calcext:value-type="float">
            <text:p>-0.02113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Nadam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0.178749" calcext:value-type="float">
            <text:p>0.178749</text:p>
          </table:table-cell>
          <table:table-cell office:value-type="float" office:value="0.088525" calcext:value-type="float">
            <text:p>0.088525</text:p>
          </table:table-cell>
          <table:table-cell office:value-type="float" office:value="-0.088525" calcext:value-type="float">
            <text:p>-0.088525</text:p>
          </table:table-cell>
          <table:table-cell office:value-type="float" office:value="0.360131" calcext:value-type="float">
            <text:p>0.360131</text:p>
          </table:table-cell>
          <table:table-cell office:value-type="float" office:value="0.076377" calcext:value-type="float">
            <text:p>0.076377</text:p>
          </table:table-cell>
          <table:table-cell office:value-type="float" office:value="-0.076377" calcext:value-type="float">
            <text:p>-0.07637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Nadam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099036" calcext:value-type="float">
            <text:p>0.099036</text:p>
          </table:table-cell>
          <table:table-cell office:value-type="float" office:value="-0.099036" calcext:value-type="float">
            <text:p>-0.099036</text:p>
          </table:table-cell>
          <table:table-cell table:number-columns-repeated="2" office:value-type="float" office:value="0.068295" calcext:value-type="float">
            <text:p>0.068295</text:p>
          </table:table-cell>
          <table:table-cell office:value-type="float" office:value="-0.068295" calcext:value-type="float">
            <text:p>-0.06829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Nadam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.101002" calcext:value-type="float">
            <text:p>0.101002</text:p>
          </table:table-cell>
          <table:table-cell office:value-type="float" office:value="-0.101002" calcext:value-type="float">
            <text:p>-0.101002</text:p>
          </table:table-cell>
          <table:table-cell table:number-columns-repeated="2" office:value-type="float" office:value="0.020253" calcext:value-type="float">
            <text:p>0.020253</text:p>
          </table:table-cell>
          <table:table-cell office:value-type="float" office:value="-0.020253" calcext:value-type="float">
            <text:p>-0.02025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Nada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147829" calcext:value-type="float">
            <text:p>0.147829</text:p>
          </table:table-cell>
          <table:table-cell office:value-type="float" office:value="0.103023" calcext:value-type="float">
            <text:p>0.103023</text:p>
          </table:table-cell>
          <table:table-cell office:value-type="float" office:value="-0.103023" calcext:value-type="float">
            <text:p>-0.103023</text:p>
          </table:table-cell>
          <table:table-cell office:value-type="float" office:value="0.057076" calcext:value-type="float">
            <text:p>0.057076</text:p>
          </table:table-cell>
          <table:table-cell office:value-type="float" office:value="0.029984" calcext:value-type="float">
            <text:p>0.029984</text:p>
          </table:table-cell>
          <table:table-cell office:value-type="float" office:value="-0.029984" calcext:value-type="float">
            <text:p>-0.0299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Nadam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.103046" calcext:value-type="float">
            <text:p>0.103046</text:p>
          </table:table-cell>
          <table:table-cell office:value-type="float" office:value="-0.103046" calcext:value-type="float">
            <text:p>-0.103046</text:p>
          </table:table-cell>
          <table:table-cell table:number-columns-repeated="2" office:value-type="float" office:value="0.054947" calcext:value-type="float">
            <text:p>0.054947</text:p>
          </table:table-cell>
          <table:table-cell office:value-type="float" office:value="-0.054947" calcext:value-type="float">
            <text:p>-0.05494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Nadam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106016" calcext:value-type="float">
            <text:p>0.106016</text:p>
          </table:table-cell>
          <table:table-cell office:value-type="float" office:value="-0.106016" calcext:value-type="float">
            <text:p>-0.106016</text:p>
          </table:table-cell>
          <table:table-cell table:number-columns-repeated="2" office:value-type="float" office:value="0.076693" calcext:value-type="float">
            <text:p>0.076693</text:p>
          </table:table-cell>
          <table:table-cell office:value-type="float" office:value="-0.076693" calcext:value-type="float">
            <text:p>-0.07669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sgd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.1111" calcext:value-type="float">
            <text:p>0.1111</text:p>
          </table:table-cell>
          <table:table-cell office:value-type="float" office:value="-0.1111" calcext:value-type="float">
            <text:p>-0.1111</text:p>
          </table:table-cell>
          <table:table-cell table:number-columns-repeated="2" office:value-type="float" office:value="0.068468" calcext:value-type="float">
            <text:p>0.068468</text:p>
          </table:table-cell>
          <table:table-cell office:value-type="float" office:value="-0.068468" calcext:value-type="float">
            <text:p>-0.068468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Adam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.111574" calcext:value-type="float">
            <text:p>0.111574</text:p>
          </table:table-cell>
          <table:table-cell office:value-type="float" office:value="-0.111574" calcext:value-type="float">
            <text:p>-0.111574</text:p>
          </table:table-cell>
          <table:table-cell table:number-columns-repeated="2" office:value-type="float" office:value="0.028206" calcext:value-type="float">
            <text:p>0.028206</text:p>
          </table:table-cell>
          <table:table-cell office:value-type="float" office:value="-0.028206" calcext:value-type="float">
            <text:p>-0.02820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Nadam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.113836" calcext:value-type="float">
            <text:p>0.113836</text:p>
          </table:table-cell>
          <table:table-cell office:value-type="float" office:value="-0.113836" calcext:value-type="float">
            <text:p>-0.113836</text:p>
          </table:table-cell>
          <table:table-cell table:number-columns-repeated="2" office:value-type="float" office:value="0.032724" calcext:value-type="float">
            <text:p>0.032724</text:p>
          </table:table-cell>
          <table:table-cell office:value-type="float" office:value="-0.032724" calcext:value-type="float">
            <text:p>-0.03272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Nadam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117152" calcext:value-type="float">
            <text:p>0.117152</text:p>
          </table:table-cell>
          <table:table-cell office:value-type="float" office:value="-0.117152" calcext:value-type="float">
            <text:p>-0.117152</text:p>
          </table:table-cell>
          <table:table-cell table:number-columns-repeated="2" office:value-type="float" office:value="0.042185" calcext:value-type="float">
            <text:p>0.042185</text:p>
          </table:table-cell>
          <table:table-cell office:value-type="float" office:value="-0.042185" calcext:value-type="float">
            <text:p>-0.042185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Nadam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118281" calcext:value-type="float">
            <text:p>0.118281</text:p>
          </table:table-cell>
          <table:table-cell office:value-type="float" office:value="-0.118281" calcext:value-type="float">
            <text:p>-0.118281</text:p>
          </table:table-cell>
          <table:table-cell table:number-columns-repeated="2" office:value-type="float" office:value="0.044031" calcext:value-type="float">
            <text:p>0.044031</text:p>
          </table:table-cell>
          <table:table-cell office:value-type="float" office:value="-0.044031" calcext:value-type="float">
            <text:p>-0.044031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Nadam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12108" calcext:value-type="float">
            <text:p>0.12108</text:p>
          </table:table-cell>
          <table:table-cell office:value-type="float" office:value="-0.12108" calcext:value-type="float">
            <text:p>-0.12108</text:p>
          </table:table-cell>
          <table:table-cell table:number-columns-repeated="2" office:value-type="float" office:value="0.029812" calcext:value-type="float">
            <text:p>0.029812</text:p>
          </table:table-cell>
          <table:table-cell office:value-type="float" office:value="-0.029812" calcext:value-type="float">
            <text:p>-0.0298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Nadam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.129417" calcext:value-type="float">
            <text:p>0.129417</text:p>
          </table:table-cell>
          <table:table-cell office:value-type="float" office:value="-0.129417" calcext:value-type="float">
            <text:p>-0.129417</text:p>
          </table:table-cell>
          <table:table-cell table:number-columns-repeated="2" office:value-type="float" office:value="0.027112" calcext:value-type="float">
            <text:p>0.027112</text:p>
          </table:table-cell>
          <table:table-cell office:value-type="float" office:value="-0.027112" calcext:value-type="float">
            <text:p>-0.0271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Nadam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1296" calcext:value-type="float">
            <text:p>0.1296</text:p>
          </table:table-cell>
          <table:table-cell office:value-type="float" office:value="-0.1296" calcext:value-type="float">
            <text:p>-0.1296</text:p>
          </table:table-cell>
          <table:table-cell table:number-columns-repeated="2" office:value-type="float" office:value="0.041466" calcext:value-type="float">
            <text:p>0.041466</text:p>
          </table:table-cell>
          <table:table-cell office:value-type="float" office:value="-0.041466" calcext:value-type="float">
            <text:p>-0.041466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Adam</text:p>
          </table:table-cell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.13984" calcext:value-type="float">
            <text:p>0.13984</text:p>
          </table:table-cell>
          <table:table-cell office:value-type="float" office:value="-0.13984" calcext:value-type="float">
            <text:p>-0.13984</text:p>
          </table:table-cell>
          <table:table-cell table:number-columns-repeated="2" office:value-type="float" office:value="0.046823" calcext:value-type="float">
            <text:p>0.046823</text:p>
          </table:table-cell>
          <table:table-cell office:value-type="float" office:value="-0.046823" calcext:value-type="float">
            <text:p>-0.0468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Adam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0.372708" calcext:value-type="float">
            <text:p>0.372708</text:p>
          </table:table-cell>
          <table:table-cell office:value-type="float" office:value="0.14116" calcext:value-type="float">
            <text:p>0.14116</text:p>
          </table:table-cell>
          <table:table-cell office:value-type="float" office:value="-0.14116" calcext:value-type="float">
            <text:p>-0.14116</text:p>
          </table:table-cell>
          <table:table-cell office:value-type="float" office:value="0.29914" calcext:value-type="float">
            <text:p>0.29914</text:p>
          </table:table-cell>
          <table:table-cell office:value-type="float" office:value="0.049178" calcext:value-type="float">
            <text:p>0.049178</text:p>
          </table:table-cell>
          <table:table-cell office:value-type="float" office:value="-0.049178" calcext:value-type="float">
            <text:p>-0.04917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Nadam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.143069" calcext:value-type="float">
            <text:p>0.143069</text:p>
          </table:table-cell>
          <table:table-cell office:value-type="float" office:value="-0.143069" calcext:value-type="float">
            <text:p>-0.143069</text:p>
          </table:table-cell>
          <table:table-cell table:number-columns-repeated="2" office:value-type="float" office:value="0.034267" calcext:value-type="float">
            <text:p>0.034267</text:p>
          </table:table-cell>
          <table:table-cell office:value-type="float" office:value="-0.034267" calcext:value-type="float">
            <text:p>-0.03426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Adam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209468" calcext:value-type="float">
            <text:p>0.209468</text:p>
          </table:table-cell>
          <table:table-cell office:value-type="float" office:value="0.157447" calcext:value-type="float">
            <text:p>0.157447</text:p>
          </table:table-cell>
          <table:table-cell office:value-type="float" office:value="-0.157447" calcext:value-type="float">
            <text:p>-0.157447</text:p>
          </table:table-cell>
          <table:table-cell office:value-type="float" office:value="0.051671" calcext:value-type="float">
            <text:p>0.051671</text:p>
          </table:table-cell>
          <table:table-cell office:value-type="float" office:value="0.025032" calcext:value-type="float">
            <text:p>0.025032</text:p>
          </table:table-cell>
          <table:table-cell office:value-type="float" office:value="-0.025032" calcext:value-type="float">
            <text:p>-0.0250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Adam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0.56176" calcext:value-type="float">
            <text:p>0.56176</text:p>
          </table:table-cell>
          <table:table-cell office:value-type="float" office:value="0.158964" calcext:value-type="float">
            <text:p>0.158964</text:p>
          </table:table-cell>
          <table:table-cell office:value-type="float" office:value="-0.158964" calcext:value-type="float">
            <text:p>-0.158964</text:p>
          </table:table-cell>
          <table:table-cell office:value-type="float" office:value="0.232522" calcext:value-type="float">
            <text:p>0.232522</text:p>
          </table:table-cell>
          <table:table-cell office:value-type="float" office:value="0.030885" calcext:value-type="float">
            <text:p>0.030885</text:p>
          </table:table-cell>
          <table:table-cell office:value-type="float" office:value="-0.030885" calcext:value-type="float">
            <text:p>-0.03088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Nadam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0.565623" calcext:value-type="float">
            <text:p>0.565623</text:p>
          </table:table-cell>
          <table:table-cell office:value-type="float" office:value="0.196509" calcext:value-type="float">
            <text:p>0.196509</text:p>
          </table:table-cell>
          <table:table-cell office:value-type="float" office:value="-0.196509" calcext:value-type="float">
            <text:p>-0.196509</text:p>
          </table:table-cell>
          <table:table-cell office:value-type="float" office:value="0.456006" calcext:value-type="float">
            <text:p>0.456006</text:p>
          </table:table-cell>
          <table:table-cell office:value-type="float" office:value="0.058477" calcext:value-type="float">
            <text:p>0.058477</text:p>
          </table:table-cell>
          <table:table-cell office:value-type="float" office:value="-0.058477" calcext:value-type="float">
            <text:p>-0.05847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Adam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197602" calcext:value-type="float">
            <text:p>0.197602</text:p>
          </table:table-cell>
          <table:table-cell office:value-type="float" office:value="-0.197602" calcext:value-type="float">
            <text:p>-0.197602</text:p>
          </table:table-cell>
          <table:table-cell table:number-columns-repeated="2" office:value-type="float" office:value="0.045987" calcext:value-type="float">
            <text:p>0.045987</text:p>
          </table:table-cell>
          <table:table-cell office:value-type="float" office:value="-0.045987" calcext:value-type="float">
            <text:p>-0.0459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Adam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.207011" calcext:value-type="float">
            <text:p>0.207011</text:p>
          </table:table-cell>
          <table:table-cell office:value-type="float" office:value="-0.207011" calcext:value-type="float">
            <text:p>-0.207011</text:p>
          </table:table-cell>
          <table:table-cell table:number-columns-repeated="2" office:value-type="float" office:value="0.042477" calcext:value-type="float">
            <text:p>0.042477</text:p>
          </table:table-cell>
          <table:table-cell office:value-type="float" office:value="-0.042477" calcext:value-type="float">
            <text:p>-0.04247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Adam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.228078" calcext:value-type="float">
            <text:p>0.228078</text:p>
          </table:table-cell>
          <table:table-cell office:value-type="float" office:value="-0.228078" calcext:value-type="float">
            <text:p>-0.228078</text:p>
          </table:table-cell>
          <table:table-cell table:number-columns-repeated="2" office:value-type="float" office:value="0.074165" calcext:value-type="float">
            <text:p>0.074165</text:p>
          </table:table-cell>
          <table:table-cell office:value-type="float" office:value="-0.074165" calcext:value-type="float">
            <text:p>-0.074165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sgd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863193" calcext:value-type="float">
            <text:p>0.863193</text:p>
          </table:table-cell>
          <table:table-cell office:value-type="float" office:value="0.357652" calcext:value-type="float">
            <text:p>0.357652</text:p>
          </table:table-cell>
          <table:table-cell office:value-type="float" office:value="-0.357652" calcext:value-type="float">
            <text:p>-0.357652</text:p>
          </table:table-cell>
          <table:table-cell office:value-type="float" office:value="1.574881" calcext:value-type="float">
            <text:p>1.574881</text:p>
          </table:table-cell>
          <table:table-cell office:value-type="float" office:value="0.206107" calcext:value-type="float">
            <text:p>0.206107</text:p>
          </table:table-cell>
          <table:table-cell office:value-type="float" office:value="-0.206107" calcext:value-type="float">
            <text:p>-0.20610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Adam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542713" calcext:value-type="float">
            <text:p>0.542713</text:p>
          </table:table-cell>
          <table:table-cell office:value-type="float" office:value="-0.542713" calcext:value-type="float">
            <text:p>-0.542713</text:p>
          </table:table-cell>
          <table:table-cell table:number-columns-repeated="2" office:value-type="float" office:value="0.284562" calcext:value-type="float">
            <text:p>0.284562</text:p>
          </table:table-cell>
          <table:table-cell office:value-type="float" office:value="-0.284562" calcext:value-type="float">
            <text:p>-0.284562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Adam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966039" calcext:value-type="float">
            <text:p>0.966039</text:p>
          </table:table-cell>
          <table:table-cell office:value-type="float" office:value="-0.966039" calcext:value-type="float">
            <text:p>-0.966039</text:p>
          </table:table-cell>
          <table:table-cell table:number-columns-repeated="2" office:value-type="float" office:value="0.929794" calcext:value-type="float">
            <text:p>0.929794</text:p>
          </table:table-cell>
          <table:table-cell office:value-type="float" office:value="-0.929794" calcext:value-type="float">
            <text:p>-0.92979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sgd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.066559" calcext:value-type="float">
            <text:p>1.066559</text:p>
          </table:table-cell>
          <table:table-cell office:value-type="float" office:value="-1.066559" calcext:value-type="float">
            <text:p>-1.066559</text:p>
          </table:table-cell>
          <table:table-cell table:number-columns-repeated="2" office:value-type="float" office:value="0.874142" calcext:value-type="float">
            <text:p>0.874142</text:p>
          </table:table-cell>
          <table:table-cell office:value-type="float" office:value="-0.874142" calcext:value-type="float">
            <text:p>-0.87414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sgd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.07635" calcext:value-type="float">
            <text:p>1.07635</text:p>
          </table:table-cell>
          <table:table-cell office:value-type="float" office:value="-1.07635" calcext:value-type="float">
            <text:p>-1.07635</text:p>
          </table:table-cell>
          <table:table-cell table:number-columns-repeated="2" office:value-type="float" office:value="0.90513" calcext:value-type="float">
            <text:p>0.90513</text:p>
          </table:table-cell>
          <table:table-cell office:value-type="float" office:value="-0.90513" calcext:value-type="float">
            <text:p>-0.9051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sg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453131" calcext:value-type="float">
            <text:p>1.453131</text:p>
          </table:table-cell>
          <table:table-cell office:value-type="float" office:value="1.130328" calcext:value-type="float">
            <text:p>1.130328</text:p>
          </table:table-cell>
          <table:table-cell office:value-type="float" office:value="-1.130328" calcext:value-type="float">
            <text:p>-1.130328</text:p>
          </table:table-cell>
          <table:table-cell office:value-type="float" office:value="6.695104" calcext:value-type="float">
            <text:p>6.695104</text:p>
          </table:table-cell>
          <table:table-cell office:value-type="float" office:value="0.861682" calcext:value-type="float">
            <text:p>0.861682</text:p>
          </table:table-cell>
          <table:table-cell office:value-type="float" office:value="-0.861682" calcext:value-type="float">
            <text:p>-0.861682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Adam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.144238" calcext:value-type="float">
            <text:p>1.144238</text:p>
          </table:table-cell>
          <table:table-cell office:value-type="float" office:value="-1.144238" calcext:value-type="float">
            <text:p>-1.144238</text:p>
          </table:table-cell>
          <table:table-cell table:number-columns-repeated="2" office:value-type="float" office:value="0.381217" calcext:value-type="float">
            <text:p>0.381217</text:p>
          </table:table-cell>
          <table:table-cell office:value-type="float" office:value="-0.381217" calcext:value-type="float">
            <text:p>-0.3812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sgd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.152812" calcext:value-type="float">
            <text:p>1.152812</text:p>
          </table:table-cell>
          <table:table-cell office:value-type="float" office:value="-1.152812" calcext:value-type="float">
            <text:p>-1.152812</text:p>
          </table:table-cell>
          <table:table-cell table:number-columns-repeated="2" office:value-type="float" office:value="0.859241" calcext:value-type="float">
            <text:p>0.859241</text:p>
          </table:table-cell>
          <table:table-cell office:value-type="float" office:value="-0.859241" calcext:value-type="float">
            <text:p>-0.85924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sgd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.838967" calcext:value-type="float">
            <text:p>1.838967</text:p>
          </table:table-cell>
          <table:table-cell office:value-type="float" office:value="1.383408" calcext:value-type="float">
            <text:p>1.383408</text:p>
          </table:table-cell>
          <table:table-cell office:value-type="float" office:value="-1.383408" calcext:value-type="float">
            <text:p>-1.383408</text:p>
          </table:table-cell>
          <table:table-cell office:value-type="float" office:value="4.956358" calcext:value-type="float">
            <text:p>4.956358</text:p>
          </table:table-cell>
          <table:table-cell office:value-type="float" office:value="0.802646" calcext:value-type="float">
            <text:p>0.802646</text:p>
          </table:table-cell>
          <table:table-cell office:value-type="float" office:value="-0.802646" calcext:value-type="float">
            <text:p>-0.80264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932400d90&gt;</text:p>
          </table:table-cell>
          <table:table-cell office:value-type="string" calcext:value-type="string">
            <text:p>sgd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.410634" calcext:value-type="float">
            <text:p>1.410634</text:p>
          </table:table-cell>
          <table:table-cell office:value-type="float" office:value="-1.410634" calcext:value-type="float">
            <text:p>-1.410634</text:p>
          </table:table-cell>
          <table:table-cell table:number-columns-repeated="2" office:value-type="float" office:value="0.641397" calcext:value-type="float">
            <text:p>0.641397</text:p>
          </table:table-cell>
          <table:table-cell office:value-type="float" office:value="-0.641397" calcext:value-type="float">
            <text:p>-0.641397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sgd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.518036" calcext:value-type="float">
            <text:p>1.518036</text:p>
          </table:table-cell>
          <table:table-cell office:value-type="float" office:value="-1.518036" calcext:value-type="float">
            <text:p>-1.518036</text:p>
          </table:table-cell>
          <table:table-cell table:number-columns-repeated="2" office:value-type="float" office:value="0.622059" calcext:value-type="float">
            <text:p>0.622059</text:p>
          </table:table-cell>
          <table:table-cell office:value-type="float" office:value="-0.622059" calcext:value-type="float">
            <text:p>-0.62205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Adam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.816969" calcext:value-type="float">
            <text:p>1.816969</text:p>
          </table:table-cell>
          <table:table-cell office:value-type="float" office:value="-1.816969" calcext:value-type="float">
            <text:p>-1.816969</text:p>
          </table:table-cell>
          <table:table-cell table:number-columns-repeated="2" office:value-type="float" office:value="0.570913" calcext:value-type="float">
            <text:p>0.570913</text:p>
          </table:table-cell>
          <table:table-cell office:value-type="float" office:value="-0.570913" calcext:value-type="float">
            <text:p>-0.57091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Adam</text:p>
          </table:table-cell>
        </table:table-row>
      </table:table>
      <table:named-expressions/>
      <table:database-ranges>
        <table:database-range table:name="__Anonymous_Sheet_DB__0" table:target-range-address="Sheet1.A2:Sheet1.M5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23:42:54.434092735</meta:creation-date>
    <dc:date>2020-01-03T00:32:39.701778809</dc:date>
    <meta:editing-duration>PT49M45S</meta:editing-duration>
    <meta:editing-cycles>2</meta:editing-cycles>
    <meta:generator>LibreOffice/6.0.7.3$Linux_X86_64 LibreOffice_project/00m0$Build-3</meta:generator>
    <meta:document-statistic meta:table-count="1" meta:cell-count="662" meta:object-count="0"/>
  </office:meta>
</office:document-meta>
</file>